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P7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name-asian="Times New Roman" style:font-size-asian="12pt" style:font-name-complex="Times New Roman" style:font-size-complex="12pt" style:font-style-complex="italic"/>
    </style:style>
    <style:style style:name="P8" style:family="paragraph" style:parent-style-name="Standard" style:master-page-name="Standard">
      <style:paragraph-properties fo:margin-left="7.752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7.251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10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11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5.251cm" fo:margin-right="0cm" fo:margin-top="0cm" fo:margin-bottom="0cm" loext:contextual-spacing="false" fo:line-height="100%" fo:text-align="center" style:justify-single-word="false" fo:text-indent="3cm" style:auto-text-indent="false"/>
    </style:style>
    <style:style style:name="P14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-0.009cm" fo:margin-top="0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style:font-name="Times New Roman CYR" fo:font-size="14pt" style:font-size-asian="14pt" style:font-name-complex="Times New Roman CYR" style:font-size-complex="14pt"/>
    </style:style>
    <style:style style:name="T6" style:family="text"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T7" style:family="text">
      <style:text-properties fo:color="#ff0000" style:font-name="Times New Roman" fo:font-size="14pt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редседателю </text:p>
      <text:p text:style-name="P9"><text:span text:style-name="T1">диссертационного совета ПДС ________</text:span></text:p>
      <text:p text:style-name="P11">___________________________________</text:p>
      <text:p text:style-name="P13"><text:span text:style-name="T4">(ФИО)</text:span></text:p>
      <text:p text:style-name="P10"><text:span text:style-name="T1">от соискателя ученой степени </text:span></text:p>
      <text:p text:style-name="P10"><text:span text:style-name="T2"><text:s text:c="14"/></text:span><text:span text:style-name="T1"><text:tab/>___________________________________</text:span></text:p>
      <text:p text:style-name="P13"><text:span text:style-name="T4">(ФИО)</text:span></text:p>
      <text:p text:style-name="P14"/>
      <text:p text:style-name="P12"/>
      <text:p text:style-name="P12"/>
      <text:p text:style-name="P12"/>
      <text:p text:style-name="P12"/>
      <text:p text:style-name="P4">Заявление</text:p>
      <text:p text:style-name="P4"/>
      <text:p text:style-name="P15"><text:span text:style-name="T1">Прошу принять к предварительному рассмотрению и дальнейшей защите мою диссертацию на тему: «______» </text:span></text:p>
      <text:p text:style-name="P5">на соискание ученой степени кандидата /доктора________ наук</text:p>
      <text:p text:style-name="P16"><text:span text:style-name="T1">по специальности(ям) ___________________.</text:span></text:p>
      <text:p text:style-name="P3"><text:span text:style-name="T4"><text:tab/></text:span><text:span text:style-name="T1">Защита планируется на русском/иностранном (указать какой) языке.</text:span></text:p>
      <text:p text:style-name="P18">Защита проводится впервые (повторно).</text:p>
      <text:p text:style-name="P18">Возможные риски, связанные с размещением в открытом доступе диссертации, принимаю.</text:p>
      <text:p text:style-name="P17"><text:span text:style-name="T1">Согласен(на) на включение моих персональных данных в электронное аттестационное дело соискателя ученой степени на сайтах РУДН, ВАК, <text:s/>ЕГИСУ НИОКР и их дальнейшую обработку.</text:span></text:p>
      <text:p text:style-name="P17"><text:span text:style-name="T1">Даю согласие на участие в заседании диссертационного совета в режиме видеоконференции. <text:s/></text:span></text:p>
      <text:p text:style-name="P17"><text:span text:style-name="T5">Подтверждаю, что все представленные мной данные являются подлинными и оригинальными и, кроме специально оговоренных случаев, получены мною лично.</text:span></text:p>
      <text:p text:style-name="P5"/>
      <text:p text:style-name="P18"/>
      <text:p text:style-name="P18"><text:soft-page-break/></text:p>
      <text:p text:style-name="P18"/>
      <text:p text:style-name="P2"><text:span text:style-name="T2"><text:s text:c="88"/></text:span><text:span text:style-name="T1">(</text:span><text:span text:style-name="T3">подпись соискателя</text:span><text:span text:style-name="T1">)</text:span></text:p>
      <text:p text:style-name="P19"/>
      <text:p text:style-name="P7"><text:s/></text:p>
      <text:p text:style-name="P6"/>
      <text:p text:style-name="P6"/>
      <text:p text:style-name="P1"><text:span text:style-name="T7">Виза председателя диссертационного совета.</text:span></text:p>
      <text:p text:style-name="P1"><text:span text:style-name="T7">Дата на заявлении = дате на протоколе о принятии диссертации к рассмотрен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2T22:59:00</meta:creation-date>
    <dc:creator>Пользователь</dc:creator>
    <dc:date>2024-03-14T14:29:00</dc:date>
    <meta:print-date>2013-11-08T19:09:00</meta:print-date>
    <meta:editing-cycles>21</meta:editing-cycles>
    <meta:editing-duration>PT1H7M</meta:editing-duration>
    <meta:document-statistic meta:table-count="0" meta:image-count="0" meta:object-count="0" meta:page-count="2" meta:paragraph-count="21" meta:word-count="128" meta:character-count="1197" meta:non-whitespace-character-count="978"/>
    <meta:generator>LibreOffice/6.0.7.3$Linux_X86_64 LibreOffice_project/dc89aa7a9eabfd848af146d5086077aeed2ae4a5</meta:generator>
  </office:meta>
</office:document-meta>
</file>